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3e040" officeooo:paragraph-rsid="0013e040"/>
    </style:style>
    <style:style style:name="P3" style:family="paragraph" style:parent-style-name="Standard">
      <style:text-properties officeooo:rsid="0013e040" officeooo:paragraph-rsid="0030b819"/>
    </style:style>
    <style:style style:name="P4" style:family="paragraph" style:parent-style-name="Standard">
      <style:text-properties officeooo:rsid="0013e040" officeooo:paragraph-rsid="0032959e"/>
    </style:style>
    <style:style style:name="P5" style:family="paragraph" style:parent-style-name="Standard">
      <style:text-properties officeooo:rsid="0013e040" officeooo:paragraph-rsid="00343bbc"/>
    </style:style>
    <style:style style:name="P6" style:family="paragraph" style:parent-style-name="Standard">
      <style:text-properties officeooo:rsid="0013e040" officeooo:paragraph-rsid="003a858b"/>
    </style:style>
    <style:style style:name="P7" style:family="paragraph" style:parent-style-name="Standard">
      <style:text-properties officeooo:rsid="0013e040" officeooo:paragraph-rsid="003c76c5"/>
    </style:style>
    <style:style style:name="P8" style:family="paragraph" style:parent-style-name="Standard">
      <style:text-properties officeooo:rsid="0013e040" officeooo:paragraph-rsid="003d249b"/>
    </style:style>
    <style:style style:name="P9" style:family="paragraph" style:parent-style-name="Standard">
      <style:text-properties officeooo:rsid="0013e040" officeooo:paragraph-rsid="004023e8"/>
    </style:style>
    <style:style style:name="P10" style:family="paragraph" style:parent-style-name="Standard">
      <style:text-properties officeooo:rsid="0013e040" officeooo:paragraph-rsid="0043b7d1"/>
    </style:style>
    <style:style style:name="P11" style:family="paragraph" style:parent-style-name="Standard">
      <style:text-properties officeooo:rsid="0013e040" officeooo:paragraph-rsid="0049adbf"/>
    </style:style>
    <style:style style:name="P12" style:family="paragraph" style:parent-style-name="Standard">
      <style:text-properties officeooo:rsid="0013e040" officeooo:paragraph-rsid="004a6b8f"/>
    </style:style>
    <style:style style:name="P13" style:family="paragraph" style:parent-style-name="Standard">
      <style:text-properties officeooo:rsid="0013e040" officeooo:paragraph-rsid="0051965c"/>
    </style:style>
    <style:style style:name="P14" style:family="paragraph" style:parent-style-name="Standard">
      <style:text-properties officeooo:rsid="0013e040" officeooo:paragraph-rsid="005271bf"/>
    </style:style>
    <style:style style:name="P15" style:family="paragraph" style:parent-style-name="Standard">
      <style:text-properties officeooo:rsid="0013e040" officeooo:paragraph-rsid="00563d90"/>
    </style:style>
    <style:style style:name="P16" style:family="paragraph" style:parent-style-name="Standard">
      <style:text-properties officeooo:rsid="0013e040" officeooo:paragraph-rsid="0056fc8c"/>
    </style:style>
    <style:style style:name="P17" style:family="paragraph" style:parent-style-name="Standard">
      <style:text-properties officeooo:rsid="0013e040" officeooo:paragraph-rsid="00579593"/>
    </style:style>
    <style:style style:name="P18" style:family="paragraph" style:parent-style-name="Standard">
      <style:text-properties officeooo:rsid="0013e040" officeooo:paragraph-rsid="005a215b"/>
    </style:style>
    <style:style style:name="P19" style:family="paragraph" style:parent-style-name="Standard">
      <style:text-properties officeooo:rsid="0013e040" officeooo:paragraph-rsid="005c118d"/>
    </style:style>
    <style:style style:name="P20" style:family="paragraph" style:parent-style-name="Standard">
      <style:text-properties officeooo:rsid="0013e040" officeooo:paragraph-rsid="005de3a7"/>
    </style:style>
    <style:style style:name="P21" style:family="paragraph" style:parent-style-name="Standard">
      <style:text-properties officeooo:rsid="0013e040" officeooo:paragraph-rsid="005fd2b9"/>
    </style:style>
    <style:style style:name="P22" style:family="paragraph" style:parent-style-name="Standard">
      <style:text-properties officeooo:rsid="0013e040" officeooo:paragraph-rsid="00605afe"/>
    </style:style>
    <style:style style:name="P23" style:family="paragraph" style:parent-style-name="Standard">
      <style:text-properties officeooo:rsid="0013e040" officeooo:paragraph-rsid="00642eb7"/>
    </style:style>
    <style:style style:name="P24" style:family="paragraph" style:parent-style-name="Standard">
      <style:text-properties officeooo:rsid="0013e040" officeooo:paragraph-rsid="006a5774"/>
    </style:style>
    <style:style style:name="P25" style:family="paragraph" style:parent-style-name="Standard">
      <style:text-properties officeooo:rsid="0013e040" officeooo:paragraph-rsid="006cd1ca"/>
    </style:style>
    <style:style style:name="P26" style:family="paragraph" style:parent-style-name="Standard">
      <style:text-properties officeooo:rsid="0013e040" officeooo:paragraph-rsid="006f5d55"/>
    </style:style>
    <style:style style:name="P27" style:family="paragraph" style:parent-style-name="Standard">
      <style:text-properties officeooo:rsid="0013e040" officeooo:paragraph-rsid="006f72f9"/>
    </style:style>
    <style:style style:name="P28" style:family="paragraph" style:parent-style-name="Standard">
      <style:text-properties officeooo:rsid="0013e040" officeooo:paragraph-rsid="00727ac3"/>
    </style:style>
    <style:style style:name="P29" style:family="paragraph" style:parent-style-name="Standard">
      <style:text-properties officeooo:rsid="0013e040" officeooo:paragraph-rsid="0075587a"/>
    </style:style>
    <style:style style:name="P30" style:family="paragraph" style:parent-style-name="Standard">
      <style:text-properties officeooo:rsid="0014785d" officeooo:paragraph-rsid="0014785d"/>
    </style:style>
    <style:style style:name="P31" style:family="paragraph" style:parent-style-name="Standard">
      <style:text-properties officeooo:rsid="0014785d" officeooo:paragraph-rsid="001a46d6"/>
    </style:style>
    <style:style style:name="P32" style:family="paragraph" style:parent-style-name="Standard">
      <style:text-properties officeooo:rsid="0018c232" officeooo:paragraph-rsid="0018c232"/>
    </style:style>
    <style:style style:name="P33" style:family="paragraph" style:parent-style-name="Standard">
      <style:text-properties fo:font-weight="normal" officeooo:paragraph-rsid="0018c232" style:font-weight-asian="normal" style:font-weight-complex="normal"/>
    </style:style>
    <style:style style:name="P34" style:family="paragraph" style:parent-style-name="Standard">
      <style:text-properties fo:font-weight="normal" officeooo:paragraph-rsid="001903bf" style:font-weight-asian="normal" style:font-weight-complex="normal"/>
    </style:style>
    <style:style style:name="P35" style:family="paragraph" style:parent-style-name="Standard">
      <style:text-properties fo:font-weight="normal" officeooo:paragraph-rsid="001b88b8" style:font-weight-asian="normal" style:font-weight-complex="normal"/>
    </style:style>
    <style:style style:name="P36" style:family="paragraph" style:parent-style-name="Standard">
      <style:text-properties fo:font-weight="normal" officeooo:paragraph-rsid="001e9ae7" style:font-weight-asian="normal" style:font-weight-complex="normal"/>
    </style:style>
    <style:style style:name="P37" style:family="paragraph" style:parent-style-name="Standard">
      <style:text-properties fo:font-weight="normal" officeooo:rsid="001903bf" officeooo:paragraph-rsid="0029bd63" style:font-weight-asian="normal" style:font-weight-complex="normal"/>
    </style:style>
    <style:style style:name="P38" style:family="paragraph" style:parent-style-name="Standard">
      <style:text-properties fo:font-weight="normal" officeooo:rsid="001903bf" officeooo:paragraph-rsid="002c4adf" style:font-weight-asian="normal" style:font-weight-complex="normal"/>
    </style:style>
    <style:style style:name="P39" style:family="paragraph" style:parent-style-name="Standard">
      <style:text-properties fo:font-weight="normal" officeooo:rsid="001903bf" officeooo:paragraph-rsid="002d1178" style:font-weight-asian="normal" style:font-weight-complex="normal"/>
    </style:style>
    <style:style style:name="P40" style:family="paragraph" style:parent-style-name="Standard">
      <style:text-properties fo:font-weight="normal" officeooo:rsid="001903bf" officeooo:paragraph-rsid="008ffdac" style:font-weight-asian="normal" style:font-weight-complex="normal"/>
    </style:style>
    <style:style style:name="P41" style:family="paragraph" style:parent-style-name="Standard">
      <style:text-properties fo:font-weight="normal" officeooo:rsid="001d980e" officeooo:paragraph-rsid="00889de5" style:font-weight-asian="normal" style:font-weight-complex="normal"/>
    </style:style>
    <style:style style:name="P42" style:family="paragraph" style:parent-style-name="Standard">
      <style:text-properties fo:font-weight="normal" officeooo:rsid="002c2d9d" officeooo:paragraph-rsid="008dca5f" style:font-weight-asian="normal" style:font-weight-complex="normal"/>
    </style:style>
    <style:style style:name="P43" style:family="paragraph" style:parent-style-name="Standard">
      <style:text-properties fo:font-weight="normal" officeooo:rsid="0013e040" officeooo:paragraph-rsid="0030b819" style:font-weight-asian="normal" style:font-weight-complex="normal"/>
    </style:style>
    <style:style style:name="P44" style:family="paragraph" style:parent-style-name="Standard">
      <style:text-properties fo:font-weight="normal" officeooo:rsid="0013e040" officeooo:paragraph-rsid="00343bbc" style:font-weight-asian="normal" style:font-weight-complex="normal"/>
    </style:style>
    <style:style style:name="P45" style:family="paragraph" style:parent-style-name="Standard">
      <style:text-properties fo:font-weight="normal" officeooo:rsid="0013e040" officeooo:paragraph-rsid="003a858b" style:font-weight-asian="normal" style:font-weight-complex="normal"/>
    </style:style>
    <style:style style:name="P46" style:family="paragraph" style:parent-style-name="Standard">
      <style:text-properties fo:font-weight="normal" officeooo:rsid="0013e040" officeooo:paragraph-rsid="004a6b8f" style:font-weight-asian="normal" style:font-weight-complex="normal"/>
    </style:style>
    <style:style style:name="P47" style:family="paragraph" style:parent-style-name="Standard">
      <style:text-properties fo:font-weight="normal" officeooo:rsid="0013e040" officeooo:paragraph-rsid="0051965c" style:font-weight-asian="normal" style:font-weight-complex="normal"/>
    </style:style>
    <style:style style:name="P48" style:family="paragraph" style:parent-style-name="Standard">
      <style:text-properties fo:font-weight="normal" officeooo:rsid="0013e040" officeooo:paragraph-rsid="00579593" style:font-weight-asian="normal" style:font-weight-complex="normal"/>
    </style:style>
    <style:style style:name="P49" style:family="paragraph" style:parent-style-name="Standard">
      <style:text-properties fo:font-weight="normal" officeooo:rsid="0013e040" officeooo:paragraph-rsid="00605afe" style:font-weight-asian="normal" style:font-weight-complex="normal"/>
    </style:style>
    <style:style style:name="P50" style:family="paragraph" style:parent-style-name="Standard">
      <style:text-properties fo:font-weight="normal" officeooo:rsid="0013e040" officeooo:paragraph-rsid="00642eb7" style:font-weight-asian="normal" style:font-weight-complex="normal"/>
    </style:style>
    <style:style style:name="P51" style:family="paragraph" style:parent-style-name="Standard">
      <style:text-properties fo:font-weight="normal" officeooo:rsid="0013e040" officeooo:paragraph-rsid="006cd1ca" style:font-weight-asian="normal" style:font-weight-complex="normal"/>
    </style:style>
    <style:style style:name="P52" style:family="paragraph" style:parent-style-name="Standard">
      <style:text-properties fo:font-weight="normal" officeooo:rsid="0013e040" officeooo:paragraph-rsid="006f72f9" style:font-weight-asian="normal" style:font-weight-complex="normal"/>
    </style:style>
    <style:style style:name="P53" style:family="paragraph" style:parent-style-name="Standard">
      <style:text-properties officeooo:rsid="001903bf" officeooo:paragraph-rsid="001903bf"/>
    </style:style>
    <style:style style:name="P54" style:family="paragraph" style:parent-style-name="Standard">
      <style:text-properties officeooo:rsid="001d05c6" officeooo:paragraph-rsid="005271bf"/>
    </style:style>
    <style:style style:name="P55" style:family="paragraph" style:parent-style-name="Standard">
      <style:text-properties officeooo:rsid="0027cf6d" officeooo:paragraph-rsid="0029bd63"/>
    </style:style>
    <style:style style:name="P56" style:family="paragraph" style:parent-style-name="Standard">
      <style:text-properties officeooo:rsid="005271bf" officeooo:paragraph-rsid="005271bf"/>
    </style:style>
    <style:style style:name="P57" style:family="paragraph" style:parent-style-name="Standard">
      <style:text-properties fo:color="#000000" officeooo:rsid="0013e040" officeooo:paragraph-rsid="00642eb7"/>
    </style:style>
    <style:style style:name="P58" style:family="paragraph" style:parent-style-name="Standard">
      <style:text-properties fo:color="#000000" officeooo:rsid="0013e040" officeooo:paragraph-rsid="006cd1ca"/>
    </style:style>
    <style:style style:name="P59" style:family="paragraph" style:parent-style-name="Standard">
      <style:text-properties fo:color="#000000" officeooo:rsid="0013e040" officeooo:paragraph-rsid="006f72f9"/>
    </style:style>
    <style:style style:name="P60" style:family="paragraph" style:parent-style-name="Standard">
      <style:text-properties fo:color="#000000" officeooo:rsid="003e15e9" officeooo:paragraph-rsid="00605afe"/>
    </style:style>
    <style:style style:name="P61" style:family="paragraph" style:parent-style-name="Standard">
      <style:text-properties officeooo:rsid="0015a186" officeooo:paragraph-rsid="001a46d6"/>
    </style:style>
    <style:style style:name="P62" style:family="paragraph" style:parent-style-name="Standard">
      <style:text-properties officeooo:rsid="0015a186" officeooo:paragraph-rsid="0020d3cc"/>
    </style:style>
    <style:style style:name="P63" style:family="paragraph" style:parent-style-name="Standard">
      <style:text-properties officeooo:rsid="0015a186" officeooo:paragraph-rsid="00810386"/>
    </style:style>
    <style:style style:name="P64" style:family="paragraph" style:parent-style-name="Standard">
      <style:text-properties officeooo:rsid="0014785d" officeooo:paragraph-rsid="009eb9d1"/>
    </style:style>
    <style:style style:name="P65" style:family="paragraph" style:parent-style-name="Standard">
      <style:text-properties officeooo:rsid="0015a186" officeooo:paragraph-rsid="0020d3cc"/>
    </style:style>
    <style:style style:name="P66" style:family="paragraph" style:parent-style-name="Standard">
      <style:text-properties fo:font-weight="normal" officeooo:rsid="001903bf" officeooo:paragraph-rsid="0014785d" style:font-weight-asian="normal" style:font-weight-complex="normal"/>
    </style:style>
    <style:style style:name="T1" style:family="text">
      <style:text-properties officeooo:rsid="0015a186"/>
    </style:style>
    <style:style style:name="T2" style:family="text">
      <style:text-properties fo:font-weight="bold" officeooo:rsid="00232512" style:font-weight-asian="bold" style:font-weight-complex="bold"/>
    </style:style>
    <style:style style:name="T3" style:family="text">
      <style:text-properties fo:font-weight="bold" officeooo:rsid="0015a186" style:font-weight-asian="bold" style:font-weight-complex="bold"/>
    </style:style>
    <style:style style:name="T4" style:family="text">
      <style:text-properties officeooo:rsid="001a46d6"/>
    </style:style>
    <style:style style:name="T5" style:family="text">
      <style:text-properties officeooo:rsid="001b88b8"/>
    </style:style>
    <style:style style:name="T6" style:family="text">
      <style:text-properties officeooo:rsid="001d980e"/>
    </style:style>
    <style:style style:name="T7" style:family="text">
      <style:text-properties officeooo:rsid="001e9ae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d980e" style:font-weight-asian="normal" style:font-weight-complex="normal"/>
    </style:style>
    <style:style style:name="T10" style:family="text">
      <style:text-properties fo:font-weight="normal" officeooo:rsid="0025e0b8" style:font-weight-asian="normal" style:font-weight-complex="normal"/>
    </style:style>
    <style:style style:name="T11" style:family="text">
      <style:text-properties fo:font-weight="normal" officeooo:rsid="001a46d6" style:font-weight-asian="normal" style:font-weight-complex="normal"/>
    </style:style>
    <style:style style:name="T12" style:family="text">
      <style:text-properties fo:font-weight="normal" officeooo:rsid="0029bd63" style:font-weight-asian="normal" style:font-weight-complex="normal"/>
    </style:style>
    <style:style style:name="T13" style:family="text">
      <style:text-properties fo:font-weight="normal" officeooo:rsid="002c2d9d" style:font-weight-asian="normal" style:font-weight-complex="normal"/>
    </style:style>
    <style:style style:name="T14" style:family="text">
      <style:text-properties fo:font-weight="normal" officeooo:rsid="001e9ae7" style:font-weight-asian="normal" style:font-weight-complex="normal"/>
    </style:style>
    <style:style style:name="T15" style:family="text">
      <style:text-properties fo:font-weight="normal" officeooo:rsid="0030b819" style:font-weight-asian="normal" style:font-weight-complex="normal"/>
    </style:style>
    <style:style style:name="T16" style:family="text">
      <style:text-properties fo:font-weight="normal" officeooo:rsid="002b773a" style:font-weight-asian="normal" style:font-weight-complex="normal"/>
    </style:style>
    <style:style style:name="T17" style:family="text">
      <style:text-properties fo:font-weight="normal" officeooo:rsid="0032959e" style:font-weight-asian="normal" style:font-weight-complex="normal"/>
    </style:style>
    <style:style style:name="T18" style:family="text">
      <style:text-properties fo:font-weight="normal" officeooo:rsid="001b88b8" style:font-weight-asian="normal" style:font-weight-complex="normal"/>
    </style:style>
    <style:style style:name="T19" style:family="text">
      <style:text-properties fo:font-weight="normal" officeooo:rsid="00360e94" style:font-weight-asian="normal" style:font-weight-complex="normal"/>
    </style:style>
    <style:style style:name="T20" style:family="text">
      <style:text-properties fo:font-weight="normal" officeooo:rsid="00389ea5" style:font-weight-asian="normal" style:font-weight-complex="normal"/>
    </style:style>
    <style:style style:name="T21" style:family="text">
      <style:text-properties fo:font-weight="normal" officeooo:rsid="003bbd67" style:font-weight-asian="normal" style:font-weight-complex="normal"/>
    </style:style>
    <style:style style:name="T22" style:family="text">
      <style:text-properties fo:font-weight="normal" officeooo:rsid="003c76c5" style:font-weight-asian="normal" style:font-weight-complex="normal"/>
    </style:style>
    <style:style style:name="T23" style:family="text">
      <style:text-properties fo:font-weight="normal" officeooo:rsid="003d249b" style:font-weight-asian="normal" style:font-weight-complex="normal"/>
    </style:style>
    <style:style style:name="T24" style:family="text">
      <style:text-properties fo:font-weight="normal" officeooo:rsid="0042d119" style:font-weight-asian="normal" style:font-weight-complex="normal"/>
    </style:style>
    <style:style style:name="T25" style:family="text">
      <style:text-properties fo:font-weight="normal" officeooo:rsid="0046e006" style:font-weight-asian="normal" style:font-weight-complex="normal"/>
    </style:style>
    <style:style style:name="T26" style:family="text">
      <style:text-properties fo:font-weight="normal" officeooo:rsid="0047e434" style:font-weight-asian="normal" style:font-weight-complex="normal"/>
    </style:style>
    <style:style style:name="T27" style:family="text">
      <style:text-properties fo:font-weight="normal" officeooo:rsid="0049adbf" style:font-weight-asian="normal" style:font-weight-complex="normal"/>
    </style:style>
    <style:style style:name="T28" style:family="text">
      <style:text-properties fo:font-weight="normal" officeooo:rsid="004d4ea6" style:font-weight-asian="normal" style:font-weight-complex="normal"/>
    </style:style>
    <style:style style:name="T29" style:family="text">
      <style:text-properties fo:font-weight="normal" officeooo:rsid="004e1023" style:font-weight-asian="normal" style:font-weight-complex="normal"/>
    </style:style>
    <style:style style:name="T30" style:family="text">
      <style:text-properties fo:font-weight="normal" officeooo:rsid="004fd5d9" style:font-weight-asian="normal" style:font-weight-complex="normal"/>
    </style:style>
    <style:style style:name="T31" style:family="text">
      <style:text-properties fo:font-weight="normal" officeooo:rsid="00516e10" style:font-weight-asian="normal" style:font-weight-complex="normal"/>
    </style:style>
    <style:style style:name="T32" style:family="text">
      <style:text-properties fo:font-weight="normal" officeooo:rsid="00343bbc" style:font-weight-asian="normal" style:font-weight-complex="normal"/>
    </style:style>
    <style:style style:name="T33" style:family="text">
      <style:text-properties fo:font-weight="normal" officeooo:rsid="005637c5" style:font-weight-asian="normal" style:font-weight-complex="normal"/>
    </style:style>
    <style:style style:name="T34" style:family="text">
      <style:text-properties fo:font-weight="normal" officeooo:rsid="00563d90" style:font-weight-asian="normal" style:font-weight-complex="normal"/>
    </style:style>
    <style:style style:name="T35" style:family="text">
      <style:text-properties fo:font-weight="normal" officeooo:rsid="005665fe" style:font-weight-asian="normal" style:font-weight-complex="normal"/>
    </style:style>
    <style:style style:name="T36" style:family="text">
      <style:text-properties fo:font-weight="normal" officeooo:rsid="005c118d" style:font-weight-asian="normal" style:font-weight-complex="normal"/>
    </style:style>
    <style:style style:name="T37" style:family="text">
      <style:text-properties fo:font-weight="normal" officeooo:rsid="005de3a7" style:font-weight-asian="normal" style:font-weight-complex="normal"/>
    </style:style>
    <style:style style:name="T38" style:family="text">
      <style:text-properties fo:font-weight="normal" officeooo:rsid="006a5774" style:font-weight-asian="normal" style:font-weight-complex="normal"/>
    </style:style>
    <style:style style:name="T39" style:family="text">
      <style:text-properties fo:font-weight="normal" officeooo:rsid="006f5d55" style:font-weight-asian="normal" style:font-weight-complex="normal"/>
    </style:style>
    <style:style style:name="T40" style:family="text">
      <style:text-properties fo:font-weight="normal" officeooo:rsid="006d967c" style:font-weight-asian="normal" style:font-weight-complex="normal"/>
    </style:style>
    <style:style style:name="T41" style:family="text">
      <style:text-properties fo:font-weight="normal" officeooo:rsid="0075587a" style:font-weight-asian="normal" style:font-weight-complex="normal"/>
    </style:style>
    <style:style style:name="T42" style:family="text">
      <style:text-properties fo:font-weight="normal" officeooo:rsid="008a109f" style:font-weight-asian="normal" style:font-weight-complex="normal"/>
    </style:style>
    <style:style style:name="T43" style:family="text">
      <style:text-properties fo:font-weight="normal" officeooo:rsid="008bdd68" style:font-weight-asian="normal" style:font-weight-complex="normal"/>
    </style:style>
    <style:style style:name="T44" style:family="text">
      <style:text-properties fo:font-weight="normal" officeooo:rsid="00949350" style:font-weight-asian="normal" style:font-weight-complex="normal"/>
    </style:style>
    <style:style style:name="T45" style:family="text">
      <style:text-properties fo:font-weight="normal" officeooo:rsid="00964a55" style:font-weight-asian="normal" style:font-weight-complex="normal"/>
    </style:style>
    <style:style style:name="T46" style:family="text">
      <style:text-properties fo:font-weight="normal" officeooo:rsid="00969004" style:font-weight-asian="normal" style:font-weight-complex="normal"/>
    </style:style>
    <style:style style:name="T47" style:family="text">
      <style:text-properties fo:font-weight="normal" officeooo:rsid="0098f6ad" style:font-weight-asian="normal" style:font-weight-complex="normal"/>
    </style:style>
    <style:style style:name="T48" style:family="text">
      <style:text-properties fo:font-weight="normal" officeooo:rsid="009abd85" style:font-weight-asian="normal" style:font-weight-complex="normal"/>
    </style:style>
    <style:style style:name="T49" style:family="text">
      <style:text-properties fo:font-weight="normal" officeooo:rsid="009b6d40" style:font-weight-asian="normal" style:font-weight-complex="normal"/>
    </style:style>
    <style:style style:name="T50" style:family="text">
      <style:text-properties fo:font-weight="normal" officeooo:rsid="00232512" style:font-weight-asian="normal" style:font-weight-complex="normal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style:text-underline-style="solid" style:text-underline-width="auto" style:text-underline-color="font-color" fo:font-weight="bold" officeooo:rsid="0015a186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09d5972" style:font-weight-asian="bold" style:font-weight-complex="bold"/>
    </style:style>
    <style:style style:name="T55" style:family="text">
      <style:text-properties officeooo:rsid="0020d3cc"/>
    </style:style>
    <style:style style:name="T56" style:family="text">
      <style:text-properties officeooo:rsid="00232512"/>
    </style:style>
    <style:style style:name="T57" style:family="text">
      <style:text-properties officeooo:rsid="0025e0b8"/>
    </style:style>
    <style:style style:name="T58" style:family="text">
      <style:text-properties officeooo:rsid="0027cf6d"/>
    </style:style>
    <style:style style:name="T59" style:family="text">
      <style:text-properties officeooo:rsid="0029bd63"/>
    </style:style>
    <style:style style:name="T60" style:family="text">
      <style:text-properties officeooo:rsid="002aec51"/>
    </style:style>
    <style:style style:name="T61" style:family="text">
      <style:text-properties officeooo:rsid="002b773a"/>
    </style:style>
    <style:style style:name="T62" style:family="text">
      <style:text-properties officeooo:rsid="002c4adf"/>
    </style:style>
    <style:style style:name="T63" style:family="text">
      <style:text-properties officeooo:rsid="002d1178"/>
    </style:style>
    <style:style style:name="T64" style:family="text">
      <style:text-properties officeooo:rsid="00343bbc"/>
    </style:style>
    <style:style style:name="T65" style:family="text">
      <style:text-properties officeooo:rsid="003a858b"/>
    </style:style>
    <style:style style:name="T66" style:family="text">
      <style:text-properties fo:color="#b2b2b2" officeooo:rsid="003e15e9"/>
    </style:style>
    <style:style style:name="T67" style:family="text">
      <style:text-properties fo:color="#b2b2b2" officeooo:rsid="0040857c"/>
    </style:style>
    <style:style style:name="T68" style:family="text">
      <style:text-properties fo:color="#b2b2b2" officeooo:rsid="00411d94"/>
    </style:style>
    <style:style style:name="T69" style:family="text">
      <style:text-properties fo:color="#b2b2b2" officeooo:rsid="004b530e"/>
    </style:style>
    <style:style style:name="T70" style:family="text">
      <style:text-properties fo:color="#b2b2b2" officeooo:rsid="0058b5fb"/>
    </style:style>
    <style:style style:name="T71" style:family="text">
      <style:text-properties fo:color="#b2b2b2" officeooo:rsid="0060b23f"/>
    </style:style>
    <style:style style:name="T72" style:family="text">
      <style:text-properties fo:color="#b2b2b2" officeooo:rsid="0061ee21"/>
    </style:style>
    <style:style style:name="T73" style:family="text">
      <style:text-properties fo:color="#b2b2b2" officeooo:rsid="00662bf7"/>
    </style:style>
    <style:style style:name="T74" style:family="text">
      <style:text-properties fo:color="#b2b2b2" officeooo:rsid="006cd1ca"/>
    </style:style>
    <style:style style:name="T75" style:family="text">
      <style:text-properties fo:color="#b2b2b2" officeooo:rsid="00713857"/>
    </style:style>
    <style:style style:name="T76" style:family="text">
      <style:text-properties officeooo:rsid="004a6b8f"/>
    </style:style>
    <style:style style:name="T77" style:family="text">
      <style:text-properties officeooo:rsid="0051965c"/>
    </style:style>
    <style:style style:name="T78" style:family="text">
      <style:text-properties officeooo:rsid="0055719b"/>
    </style:style>
    <style:style style:name="T79" style:family="text">
      <style:text-properties officeooo:rsid="00579593"/>
    </style:style>
    <style:style style:name="T80" style:family="text">
      <style:text-properties officeooo:rsid="005fd2b9"/>
    </style:style>
    <style:style style:name="T81" style:family="text">
      <style:text-properties officeooo:rsid="0060b23f"/>
    </style:style>
    <style:style style:name="T82" style:family="text">
      <style:text-properties officeooo:rsid="0062a358"/>
    </style:style>
    <style:style style:name="T83" style:family="text">
      <style:text-properties officeooo:rsid="00676ace"/>
    </style:style>
    <style:style style:name="T84" style:family="text">
      <style:text-properties officeooo:rsid="006d967c"/>
    </style:style>
    <style:style style:name="T85" style:family="text">
      <style:text-properties officeooo:rsid="006f896d"/>
    </style:style>
    <style:style style:name="T86" style:family="text">
      <style:text-properties officeooo:rsid="00810386"/>
    </style:style>
    <style:style style:name="T87" style:family="text">
      <style:text-properties officeooo:rsid="00889de5"/>
    </style:style>
    <style:style style:name="T88" style:family="text">
      <style:text-properties officeooo:rsid="0088bd6a"/>
    </style:style>
    <style:style style:name="T89" style:family="text">
      <style:text-properties officeooo:rsid="008dca5f"/>
    </style:style>
    <style:style style:name="T90" style:family="text">
      <style:text-properties officeooo:rsid="009d5972"/>
    </style:style>
    <style:style style:name="T91" style:family="text">
      <style:text-properties style:text-underline-style="none" fo:font-weight="bold" officeooo:rsid="0020d3cc" style:font-weight-asian="bold" style:font-weight-complex="bold"/>
    </style:style>
    <style:style style:name="T92" style:family="text">
      <style:text-properties officeooo:rsid="009ed3bb"/>
    </style:style>
    <style:style style:name="T93" style:family="text">
      <style:text-properties officeooo:rsid="00a0523b"/>
    </style:style>
    <style:style style:name="T94" style:family="text">
      <style:text-properties officeooo:rsid="00a22f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span text:style-name="T92">You are preparing for hiking. </text:span>You are supposed to make <text:span text:style-name="T91">two</text:span> <text:span text:style-name="T55">different</text:span> <text:span text:style-name="T90">snacks, </text:span>peanut butter and jelly sandwich <text:span text:style-name="T90">and simple boiled egg sandwich, </text:span><text:span text:style-name="T54">together </text:span><text:span text:style-name="T52">with Mary</text:span>. <text:span text:style-name="T56">The </text:span>peanut butter and jelly<text:span text:style-name="T56"> sandwich MUST be prepared using peanut butter and </text:span><text:span text:style-name="T50">strawberry</text:span><text:span text:style-name="T56"> jam. The second sandwich MUST be prepared using two boiled eggs, salt and some pickles.</text:span> <text:span text:style-name="T1">All required ingredients are available to </text:span><text:span text:style-name="T3">you and Mary</text:span><text:span text:style-name="T1">, including:</text:span></text:p>
      <text:p text:style-name="P31"/>
      <text:p text:style-name="P63"><text:tab/>a) a jar of peanut butter,</text:p>
      <text:p text:style-name="P61"><text:span text:style-name="T86"><text:tab/>b</text:span>) <text:span text:style-name="T86">a </text:span>jar of <text:span text:style-name="T94">s</text:span>trawberry <text:span text:style-name="T86">jam,</text:span></text:p>
      <text:p text:style-name="P62"><text:span text:style-name="T92"><text:tab/>c</text:span>) whole wheat bread,</text:p>
      <text:p text:style-name="P62"><text:span text:style-name="T93"><text:tab/>d) two eggs,</text:span></text:p>
      <text:p text:style-name="P62"><text:tab/><text:span text:style-name="T93">e) pickles, and</text:span></text:p>
      <text:p text:style-name="P62"><text:tab/><text:span text:style-name="T93">f) salt.</text:span></text:p>
      <text:p text:style-name="P31"/>
      <text:p text:style-name="P31"><text:span text:style-name="T1">To prepare </text:span><text:span text:style-name="T53">two</text:span><text:span text:style-name="T1"> sandwiches the following </text:span><text:span text:style-name="T53">steps</text:span><text:span text:style-name="T1"> MUST be taken in the following </text:span><text:span text:style-name="T53">order</text:span><text:span text:style-name="T1">:</text:span></text:p>
      <text:p text:style-name="P66"/>
      <text:p text:style-name="P66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4">Now, please answer the following questions:</text:p>
      <text:p text:style-name="P56"/>
      <text:p text:style-name="P56"><text:span text:style-name="T51">NOTE</text:span>: All <text:span text:style-name="T78">of </text:span>the following questions are distinct.</text:p>
      <text:p text:style-name="P53"/>
      <text:p text:style-name="P53"/>
      <text:p text:style-name="P53"/>
      <text:p text:style-name="P53"/>
      <text:p text:style-name="P3"><text:span text:style-name="T7">1. Imagine y</text:span><text:span text:style-name="T9">ou </text:span><text:span text:style-name="T15">have </text:span><text:span text:style-name="T44">just </text:span><text:span text:style-name="T9">s</text:span><text:span text:style-name="T14">pread </text:span><text:span text:style-name="T10">organic </text:span><text:span text:style-name="T14">peanut butter onto </text:span><text:span text:style-name="T15">your first </text:span><text:span text:style-name="T14">slice </text:span><text:span text:style-name="T15">of bread </text:span><text:span text:style-name="T14">using </text:span><text:span text:style-name="T15">your</text:span><text:span text:style-name="T14"> knife. </text:span>Which of the following two actions is more expected? <text:span text:style-name="T66">[E</text:span><text:span text:style-name="T67">xpected</text:span><text:span text:style-name="T66"> </text:span><text:span text:style-name="T67">vs.</text:span><text:span text:style-name="T66"> M</text:span><text:span text:style-name="T67">ost_Expected</text:span><text:span text:style-name="T66">]</text:span></text:p>
      <text:p text:style-name="P2"/>
      <text:p text:style-name="P3">A. <text:span text:style-name="T9">Mary s</text:span><text:span text:style-name="T8">pread</text:span><text:span text:style-name="T15">s</text:span><text:span text:style-name="T8"> </text:span><text:span text:style-name="T10">strawberry </text:span><text:span text:style-name="T45">jam</text:span><text:span text:style-name="T8"> onto the </text:span><text:span text:style-name="T16">second</text:span><text:span text:style-name="T8"> slice of bread using </text:span><text:span text:style-name="T15">her</text:span><text:span text:style-name="T8"> knife.</text:span></text:p>
      <text:p text:style-name="P43"/>
      <text:p text:style-name="P4">B. <text:span text:style-name="T9">Mary </text:span><text:span text:style-name="T17">passes the </text:span><text:span text:style-name="T26">her own</text:span><text:span text:style-name="T17"> slice of the bread to you without </text:span><text:span text:style-name="T9">s</text:span><text:span text:style-name="T8">pread</text:span><text:span text:style-name="T17">ing</text:span><text:span text:style-name="T8"> </text:span><text:span text:style-name="T10">strawberry </text:span><text:span text:style-name="T46">jam</text:span><text:span text:style-name="T8"> onto th</text:span><text:span text:style-name="T17">at</text:span><text:span text:style-name="T8"> slice of bread.</text:span></text:p>
      <text:p text:style-name="P2"/>
      <text:p text:style-name="P21">C. No difference; <text:span text:style-name="T80">Explain:</text:span></text:p>
      <text:p text:style-name="P2"/>
      <text:p text:style-name="P2"/>
      <text:p text:style-name="P2"/>
      <text:p text:style-name="P2"/>
      <text:p text:style-name="P9"><text:span text:style-name="T64">2. Imagine y</text:span><text:span text:style-name="T9">ou </text:span><text:span text:style-name="T15">have </text:span><text:span text:style-name="T9">p</text:span><text:span text:style-name="T15">ress</text:span><text:span text:style-name="T19">ed</text:span><text:span text:style-name="T15"> the two slices of bread </text:span><text:span text:style-name="T19">(one covered with </text:span><text:span text:style-name="T33">strawberry jam</text:span><text:span text:style-name="T19"> and one covered with </text:span><text:span text:style-name="T34">organic</text:span><text:span text:style-name="T19"> peanut butter) </text:span><text:span text:style-name="T15">together </text:span><text:span text:style-name="T18">and pass</text:span><text:span text:style-name="T47">ed</text:span><text:span text:style-name="T18"> </text:span><text:span text:style-name="T25">it as </text:span><text:span text:style-name="T18">the first sandwich to Mary. </text:span>Which of the following <text:soft-page-break/>two actions is more expected? <text:span text:style-name="T66">[E</text:span><text:span text:style-name="T68">xpected</text:span><text:span text:style-name="T66"> – M</text:span><text:span text:style-name="T68">ost_Unexpected</text:span><text:span text:style-name="T66">]</text:span></text:p>
      <text:p text:style-name="P5"/>
      <text:p text:style-name="P7">A. <text:span text:style-name="T9">Mary</text:span><text:span text:style-name="T18"> put</text:span><text:span text:style-name="T21">s</text:span><text:span text:style-name="T18"> </text:span><text:span text:style-name="T21">the given sandwich</text:span><text:span text:style-name="T18"> into a zip lock bag </text:span><text:span text:style-name="T24">without</text:span><text:span text:style-name="T21"> cutting it in half</text:span><text:span text:style-name="T8">.</text:span></text:p>
      <text:p text:style-name="P44"/>
      <text:p text:style-name="P5">B. <text:span text:style-name="T9">Mary </text:span><text:span text:style-name="T20">takes a bite o</text:span><text:span text:style-name="T22">f</text:span><text:span text:style-name="T20"> the given sandwich</text:span><text:span text:style-name="T8">.</text:span></text:p>
      <text:p text:style-name="P5"/>
      <text:p text:style-name="P21">C. No difference; <text:span text:style-name="T80">Explain:</text:span></text:p>
      <text:p text:style-name="P5"/>
      <text:p text:style-name="P5"/>
      <text:p text:style-name="P5"/>
      <text:p text:style-name="P5"/>
      <text:p text:style-name="P10"><text:span text:style-name="T65">3. Imagine y</text:span><text:span text:style-name="T9">ou</text:span><text:span text:style-name="T15"> </text:span><text:span text:style-name="T23">are </text:span><text:span text:style-name="T9">s</text:span><text:span text:style-name="T14">pread</text:span><text:span text:style-name="T23">ing</text:span><text:span text:style-name="T14"> </text:span><text:span text:style-name="T10">organic </text:span><text:span text:style-name="T14">peanut butter onto </text:span><text:span text:style-name="T15">your first </text:span><text:span text:style-name="T14">slice </text:span><text:span text:style-name="T15">of bread </text:span><text:span text:style-name="T14">using </text:span><text:span text:style-name="T15">your</text:span><text:span text:style-name="T14"> knife.</text:span><text:span text:style-name="T18"> </text:span>Which of the following two actions is more expected? <text:span text:style-name="T66">[E</text:span><text:span text:style-name="T68">xpected</text:span><text:span text:style-name="T66"> – </text:span><text:span text:style-name="T68">Unexpected</text:span><text:span text:style-name="T66">]</text:span></text:p>
      <text:p text:style-name="P6"/>
      <text:p text:style-name="P11">A. <text:span text:style-name="T9">Mary s</text:span><text:span text:style-name="T8">pread</text:span><text:span text:style-name="T27">s</text:span><text:span text:style-name="T8"> </text:span><text:span text:style-name="T10">strawberry jam</text:span><text:span text:style-name="T8"> onto the </text:span><text:span text:style-name="T16">second</text:span><text:span text:style-name="T8"> slice of bread using </text:span><text:span text:style-name="T27">her</text:span><text:span text:style-name="T8"> knife.</text:span></text:p>
      <text:p text:style-name="P45"/>
      <text:p text:style-name="P8">B. <text:span text:style-name="T13">Mary pass</text:span><text:span text:style-name="T23">es</text:span><text:span text:style-name="T13"> her own slice of the bread to you </text:span><text:span text:style-name="T23">but </text:span><text:span text:style-name="T13">covered </text:span><text:span text:style-name="T27">with</text:span><text:span text:style-name="T13"> grape jelly </text:span><text:span text:style-name="T23">instead of strawberry jam</text:span><text:span text:style-name="T13">.</text:span></text:p>
      <text:p text:style-name="P6"/>
      <text:p text:style-name="P21">C. No difference; <text:span text:style-name="T80">Explain:</text:span></text:p>
      <text:p text:style-name="P6"/>
      <text:p text:style-name="P6"/>
      <text:p text:style-name="P6"/>
      <text:p text:style-name="P6"/>
      <text:p text:style-name="P6"/>
      <text:p text:style-name="P12"><text:span text:style-name="T76">4. Imagine y</text:span><text:span text:style-name="T9">ou</text:span><text:span text:style-name="T15"> </text:span><text:span text:style-name="T23">are </text:span><text:span text:style-name="T9">s</text:span><text:span text:style-name="T14">pread</text:span><text:span text:style-name="T23">ing</text:span><text:span text:style-name="T14"> </text:span><text:span text:style-name="T28">in</text:span><text:span text:style-name="T10">organic </text:span><text:span text:style-name="T14">peanut butter onto </text:span><text:span text:style-name="T30">the third</text:span><text:span text:style-name="T15"> </text:span><text:span text:style-name="T14">slice </text:span><text:span text:style-name="T15">of bread </text:span><text:span text:style-name="T14">using </text:span><text:span text:style-name="T15">your</text:span><text:span text:style-name="T14"> knife.</text:span><text:span text:style-name="T18"> </text:span>Which of the following two actions is more expected? <text:span text:style-name="T66">[</text:span><text:span text:style-name="T69">Most_</text:span><text:span text:style-name="T66">E</text:span><text:span text:style-name="T68">xpected</text:span><text:span text:style-name="T66"> – </text:span><text:span text:style-name="T69">Most_</text:span><text:span text:style-name="T68">Unexpected</text:span><text:span text:style-name="T66">]</text:span></text:p>
      <text:p text:style-name="P12"/>
      <text:p text:style-name="P12">A. <text:span text:style-name="T9">Mary s</text:span><text:span text:style-name="T8">pread</text:span><text:span text:style-name="T27">s</text:span><text:span text:style-name="T8"> </text:span><text:span text:style-name="T29">grape</text:span><text:span text:style-name="T10"> </text:span><text:span text:style-name="T8">jelly onto the </text:span><text:span text:style-name="T30">fourth</text:span><text:span text:style-name="T8"> slice of bread using </text:span><text:span text:style-name="T27">her</text:span><text:span text:style-name="T8"> knife.</text:span></text:p>
      <text:p text:style-name="P46"/>
      <text:p text:style-name="P12">B. <text:span text:style-name="T13">Mary </text:span><text:span text:style-name="T31">mixes some of the grape jelly with the strawberry jam to prepare a different flavor.</text:span></text:p>
      <text:p text:style-name="P12"/>
      <text:p text:style-name="P21">C. No difference; <text:span text:style-name="T80">Explain:</text:span></text:p>
      <text:p text:style-name="P12"/>
      <text:p text:style-name="P12"/>
      <text:p text:style-name="P12"/>
      <text:p text:style-name="P12"/>
      <text:p text:style-name="P14"><text:span text:style-name="T77">5. </text:span><text:span text:style-name="T32">Imagine y</text:span><text:span text:style-name="T9">ou </text:span><text:span text:style-name="T15">have </text:span><text:span text:style-name="T9">p</text:span><text:span text:style-name="T15">ress</text:span><text:span text:style-name="T19">ed</text:span><text:span text:style-name="T15"> the two slices of bread </text:span><text:span text:style-name="T19">(one covered with </text:span><text:span text:style-name="T35">strawberry jam</text:span><text:span text:style-name="T19"> and one covered with </text:span><text:span text:style-name="T34">organic </text:span><text:span text:style-name="T19">peanut butter) </text:span><text:span text:style-name="T15">together </text:span><text:span text:style-name="T18">and pass</text:span><text:span text:style-name="T48">ed</text:span><text:span text:style-name="T18"> </text:span><text:span text:style-name="T25">it as </text:span><text:span text:style-name="T18">the </text:span><text:span text:style-name="T35">first</text:span><text:span text:style-name="T18"> sandwich to Mary. </text:span>Which of the following two actions is more expected? <text:span text:style-name="T66">[</text:span><text:span text:style-name="T69">Most_</text:span><text:span text:style-name="T66">E</text:span><text:span text:style-name="T68">xpected</text:span><text:span text:style-name="T66"> – </text:span><text:span text:style-name="T68">Unexpected</text:span><text:span text:style-name="T66">]</text:span></text:p>
      <text:p text:style-name="P13"/>
      <text:p text:style-name="P15">A. <text:span text:style-name="T9">Mary</text:span><text:span text:style-name="T18"> put</text:span><text:span text:style-name="T21">s</text:span><text:span text:style-name="T18"> </text:span><text:span text:style-name="T21">the given sandwich</text:span><text:span text:style-name="T18"> into a zip lock bag </text:span><text:span text:style-name="T34">after</text:span><text:span text:style-name="T21"> cutting it in half</text:span><text:span text:style-name="T8">.</text:span></text:p>
      <text:p text:style-name="P47"/>
      <text:p text:style-name="P16">B. <text:span text:style-name="T9">Mary s</text:span><text:span text:style-name="T8">pread</text:span><text:span text:style-name="T27">s</text:span><text:span text:style-name="T8"> </text:span><text:span text:style-name="T29">grape</text:span><text:span text:style-name="T10"> </text:span><text:span text:style-name="T8">jelly onto the </text:span><text:span text:style-name="T30">fourth</text:span><text:span text:style-name="T8"> slice of bread using </text:span><text:span text:style-name="T27">her</text:span><text:span text:style-name="T8"> knife.</text:span></text:p>
      <text:p text:style-name="P13"/>
      <text:p text:style-name="P21">C. No difference; <text:span text:style-name="T80">Explain:</text:span></text:p>
      <text:p text:style-name="P13"/>
      <text:p text:style-name="P13"><text:soft-page-break/></text:p>
      <text:p text:style-name="P13"/>
      <text:p text:style-name="P13"/>
      <text:p text:style-name="P18"><text:span text:style-name="T79">6. Imagine y</text:span><text:span text:style-name="T9">ou</text:span><text:span text:style-name="T15"> </text:span><text:span text:style-name="T23">are </text:span><text:span text:style-name="T9">s</text:span><text:span text:style-name="T14">pread</text:span><text:span text:style-name="T23">ing</text:span><text:span text:style-name="T14"> </text:span><text:span text:style-name="T28">in</text:span><text:span text:style-name="T10">organic </text:span><text:span text:style-name="T14">peanut butter onto </text:span><text:span text:style-name="T30">the third</text:span><text:span text:style-name="T15"> </text:span><text:span text:style-name="T14">slice </text:span><text:span text:style-name="T15">of bread </text:span><text:span text:style-name="T14">using </text:span><text:span text:style-name="T15">your</text:span><text:span text:style-name="T14"> knife.</text:span><text:span text:style-name="T18"> </text:span>Which of the following two actions is more expected? <text:span text:style-name="T66">[</text:span><text:span text:style-name="T69">Most_</text:span><text:span text:style-name="T70">Une</text:span><text:span text:style-name="T68">xpected</text:span><text:span text:style-name="T66"> – </text:span><text:span text:style-name="T68">Unexpected</text:span><text:span text:style-name="T66">]</text:span></text:p>
      <text:p text:style-name="P17"/>
      <text:p text:style-name="P19">A. <text:span text:style-name="T9">Mary s</text:span><text:span text:style-name="T8">pread</text:span><text:span text:style-name="T27">s</text:span><text:span text:style-name="T8"> </text:span><text:span text:style-name="T29">grape</text:span><text:span text:style-name="T10"> </text:span><text:span text:style-name="T8">jelly onto the </text:span><text:span text:style-name="T30">fourth</text:span><text:span text:style-name="T8"> slice of bread using </text:span><text:span text:style-name="T27">her</text:span><text:span text:style-name="T8"> </text:span><text:span text:style-name="T36">own </text:span><text:span text:style-name="T8">knife.</text:span></text:p>
      <text:p text:style-name="P48"/>
      <text:p text:style-name="P20">B. <text:span text:style-name="T9">Mary</text:span><text:span text:style-name="T18"> </text:span><text:span text:style-name="T9">s</text:span><text:span text:style-name="T8">pread</text:span><text:span text:style-name="T27">s</text:span><text:span text:style-name="T8"> </text:span><text:span text:style-name="T37">some organic peanut butter</text:span><text:span text:style-name="T8"> onto the </text:span><text:span text:style-name="T30">fourth</text:span><text:span text:style-name="T8"> slice of bread using </text:span><text:span text:style-name="T27">her</text:span><text:span text:style-name="T8"> </text:span><text:span text:style-name="T36">own </text:span><text:span text:style-name="T8">knife.</text:span></text:p>
      <text:p text:style-name="P17"/>
      <text:p text:style-name="P17">C. No difference; <text:span text:style-name="T80">Explain:</text:span></text:p>
      <text:p text:style-name="P17"/>
      <text:p text:style-name="P17"/>
      <text:p text:style-name="P17"/>
      <text:p text:style-name="P17"/>
      <text:p text:style-name="P22"><text:span text:style-name="T81">7. </text:span><text:span text:style-name="T32">Imagine y</text:span><text:span text:style-name="T9">ou </text:span><text:span text:style-name="T15">have </text:span><text:span text:style-name="T9">p</text:span><text:span text:style-name="T15">ress</text:span><text:span text:style-name="T19">ed</text:span><text:span text:style-name="T15"> the two slices of bread </text:span><text:span text:style-name="T19">(one covered with </text:span><text:span text:style-name="T35">strawberry jam</text:span><text:span text:style-name="T19"> and one covered with </text:span><text:span text:style-name="T34">organic </text:span><text:span text:style-name="T19">peanut butter) </text:span><text:span text:style-name="T15">together </text:span><text:span text:style-name="T18">and pass</text:span><text:span text:style-name="T49">ed</text:span><text:span text:style-name="T18"> </text:span><text:span text:style-name="T25">it as </text:span><text:span text:style-name="T18">the </text:span><text:span text:style-name="T35">first</text:span><text:span text:style-name="T18"> sandwich to Mary. </text:span>Which of the following two actions is more expected? <text:span text:style-name="T66">[</text:span><text:span text:style-name="T72">E</text:span><text:span text:style-name="T68">xpected</text:span><text:span text:style-name="T66"> – </text:span><text:span text:style-name="T71">E</text:span><text:span text:style-name="T68">xpected</text:span><text:span text:style-name="T66">]</text:span></text:p>
      <text:p text:style-name="P22"/>
      <text:p text:style-name="P22">A. <text:span text:style-name="T9">Mary</text:span><text:span text:style-name="T18"> put</text:span><text:span text:style-name="T21">s</text:span><text:span text:style-name="T18"> </text:span><text:span text:style-name="T21">the given sandwich</text:span><text:span text:style-name="T18"> into a zip lock bag </text:span><text:span text:style-name="T34">after</text:span><text:span text:style-name="T21"> cutting it in half</text:span><text:span text:style-name="T8">.</text:span></text:p>
      <text:p text:style-name="P49"/>
      <text:p text:style-name="P22">B. <text:span text:style-name="T82">You go ahead and begin to spread inorganic peanut butter on the third bread, since Mary doesn't need your help anymore</text:span><text:span text:style-name="T8">.</text:span></text:p>
      <text:p text:style-name="P22"/>
      <text:p text:style-name="P60">C. No difference; Explain:</text:p>
      <text:p text:style-name="P23"><text:span text:style-name="T83">8. Imagine y</text:span><text:span text:style-name="T9">ou</text:span><text:span text:style-name="T15"> </text:span><text:span text:style-name="T23">are </text:span><text:span text:style-name="T9">s</text:span><text:span text:style-name="T14">pread</text:span><text:span text:style-name="T23">ing</text:span><text:span text:style-name="T14"> </text:span><text:span text:style-name="T10">organic </text:span><text:span text:style-name="T14">peanut butter onto </text:span><text:span text:style-name="T15">your first </text:span><text:span text:style-name="T14">slice </text:span><text:span text:style-name="T15">of bread </text:span><text:span text:style-name="T14">using </text:span><text:span text:style-name="T15">your</text:span><text:span text:style-name="T14"> knife.</text:span><text:span text:style-name="T18"> </text:span>Which of the following two actions is more expected? <text:span text:style-name="T66">[</text:span><text:span text:style-name="T73">Une</text:span><text:span text:style-name="T68">xpected</text:span><text:span text:style-name="T66"> – </text:span><text:span text:style-name="T68">Unexpected</text:span><text:span text:style-name="T66">]</text:span></text:p>
      <text:p text:style-name="P23"/>
      <text:p text:style-name="P23">A. <text:span text:style-name="T9">Mary </text:span><text:span text:style-name="T38">puts her own slice of bread in the zip lock bag without waiting for you.</text:span></text:p>
      <text:p text:style-name="P50"/>
      <text:p text:style-name="P24">B. <text:span text:style-name="T13">Mary </text:span><text:span text:style-name="T38">cuts her own slice of bread without waiting for you</text:span><text:span text:style-name="T13">.</text:span></text:p>
      <text:p text:style-name="P23"/>
      <text:p text:style-name="P57">C. No difference; <text:span text:style-name="T80">Explain:</text:span></text:p>
      <text:p text:style-name="P57"/>
      <text:p text:style-name="P57"/>
      <text:p text:style-name="P57"/>
      <text:p text:style-name="P57"/>
      <text:p text:style-name="P25"><text:span text:style-name="T84">9. </text:span>Which of the following two actions is more expected? <text:span text:style-name="T66">[</text:span><text:span text:style-name="T74">Most_E</text:span><text:span text:style-name="T68">xpected</text:span><text:span text:style-name="T66"> – </text:span><text:span text:style-name="T74">Most_E</text:span><text:span text:style-name="T68">xpected</text:span><text:span text:style-name="T66">]</text:span></text:p>
      <text:p text:style-name="P25"/>
      <text:p text:style-name="P26">A. <text:span text:style-name="T84">Imagine y</text:span><text:span text:style-name="T9">ou</text:span><text:span text:style-name="T15"> </text:span><text:span text:style-name="T23">are </text:span><text:span text:style-name="T9">s</text:span><text:span text:style-name="T14">pread</text:span><text:span text:style-name="T23">ing</text:span><text:span text:style-name="T14"> </text:span><text:span text:style-name="T10">organic </text:span><text:span text:style-name="T14">peanut butter onto </text:span><text:span text:style-name="T15">your first </text:span><text:span text:style-name="T14">slice </text:span><text:span text:style-name="T15">of bread </text:span><text:span text:style-name="T14">using </text:span><text:span text:style-name="T15">your</text:span><text:span text:style-name="T14"> knife. </text:span><text:span text:style-name="T39">And, </text:span><text:span text:style-name="T9">Mary s</text:span><text:span text:style-name="T8">pread</text:span><text:span text:style-name="T15">s</text:span><text:span text:style-name="T8"> </text:span><text:span text:style-name="T10">strawberry jam</text:span><text:span text:style-name="T8"> onto the </text:span><text:span text:style-name="T16">second</text:span><text:span text:style-name="T8"> slice of bread using </text:span><text:span text:style-name="T15">her</text:span><text:span text:style-name="T8"> knife.</text:span></text:p>
      <text:p text:style-name="P51"/>
      <text:p text:style-name="P26">B. <text:span text:style-name="T40">Imagine y</text:span><text:span text:style-name="T9">ou</text:span><text:span text:style-name="T15"> </text:span><text:span text:style-name="T23">are </text:span><text:span text:style-name="T9">s</text:span><text:span text:style-name="T14">pread</text:span><text:span text:style-name="T23">ing</text:span><text:span text:style-name="T14"> </text:span><text:span text:style-name="T39">in</text:span><text:span text:style-name="T10">organic </text:span><text:span text:style-name="T14">peanut butter onto </text:span><text:span text:style-name="T39">third</text:span><text:span text:style-name="T15"> </text:span><text:span text:style-name="T14">slice </text:span><text:span text:style-name="T15">of bread </text:span><text:span text:style-name="T14">using </text:span><text:span text:style-name="T15">your</text:span><text:span text:style-name="T14"> knife. </text:span><text:span text:style-name="T39">And, </text:span><text:span text:style-name="T9">Mary s</text:span><text:span text:style-name="T8">pread</text:span><text:span text:style-name="T15">s</text:span><text:span text:style-name="T8"> </text:span><text:span text:style-name="T39">grape</text:span><text:span text:style-name="T10"> </text:span><text:span text:style-name="T8">jelly onto the </text:span><text:span text:style-name="T39">forth</text:span><text:span text:style-name="T8"> slice of bread using </text:span><text:span text:style-name="T15">her</text:span><text:span text:style-name="T8"> knife.</text:span></text:p>
      <text:p text:style-name="P25"/>
      <text:p text:style-name="P58">C. No difference; <text:span text:style-name="T80">Explain:</text:span></text:p>
      <text:p text:style-name="P58"/>
      <text:p text:style-name="P58"><text:soft-page-break/></text:p>
      <text:p text:style-name="P58"/>
      <text:p text:style-name="P58"/>
      <text:p text:style-name="P28"><text:span text:style-name="T85">10. </text:span><text:span text:style-name="T40">Imagine y</text:span><text:span text:style-name="T9">ou</text:span><text:span text:style-name="T15"> </text:span><text:span text:style-name="T23">are </text:span><text:span text:style-name="T9">s</text:span><text:span text:style-name="T14">pread</text:span><text:span text:style-name="T23">ing</text:span><text:span text:style-name="T14"> </text:span><text:span text:style-name="T39">in</text:span><text:span text:style-name="T10">organic </text:span><text:span text:style-name="T14">peanut butter onto </text:span><text:span text:style-name="T39">third</text:span><text:span text:style-name="T15"> </text:span><text:span text:style-name="T14">slice </text:span><text:span text:style-name="T15">of bread </text:span><text:span text:style-name="T14">using </text:span><text:span text:style-name="T15">your</text:span><text:span text:style-name="T14"> knife. </text:span>Which of the following two actions is more expected? <text:span text:style-name="T66">[</text:span><text:span text:style-name="T74">Most_</text:span><text:span text:style-name="T75">Une</text:span><text:span text:style-name="T68">xpected</text:span><text:span text:style-name="T66"> – </text:span><text:span text:style-name="T74">Most_</text:span><text:span text:style-name="T75">Une</text:span><text:span text:style-name="T68">xpected</text:span><text:span text:style-name="T66">]</text:span></text:p>
      <text:p text:style-name="P27"/>
      <text:p text:style-name="P27">A.<text:span text:style-name="T39"> </text:span><text:span text:style-name="T9">Mary </text:span><text:span text:style-name="T41">tries to find raspberry jelly to put some on a slice of a bread</text:span><text:span text:style-name="T8">.</text:span></text:p>
      <text:p text:style-name="P52"/>
      <text:p text:style-name="P29">B. <text:span text:style-name="T9">Mary </text:span><text:span text:style-name="T41">tries to find a peanut butter with cinnamon flavor to put some on a slice of a bread</text:span><text:span text:style-name="T8">.</text:span></text:p>
      <text:p text:style-name="P27"/>
      <text:p text:style-name="P59">C. No difference; <text:span text:style-name="T80">Explain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3:00:24.817229957</meta:creation-date>
    <dc:date>2015-10-13T15:52:07.048509956</dc:date>
    <meta:editing-duration>PT7H5M36S</meta:editing-duration>
    <meta:editing-cycles>130</meta:editing-cycles>
    <meta:generator>LibreOffice/4.2.8.2$Linux_X86_64 LibreOffice_project/420m0$Build-2</meta:generator>
    <meta:document-statistic meta:table-count="0" meta:image-count="0" meta:object-count="0" meta:page-count="4" meta:paragraph-count="51" meta:word-count="819" meta:character-count="4766" meta:non-whitespace-character-count="3983"/>
  </office:meta>
</office:document-meta>
</file>